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September 10, 2021 (02:20: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8:20:19Z</meta:creation-date>
    <dc:date>2021-09-10T18:20:19Z</dc:date>
    <meta:user-defined meta:name="date" meta:value-type="string">September  10, 2021 (02:20: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